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tuação : 1 / 1 </text:p>
      <text:h text:style-name="Heading_20_4" text:outline-level="4">O que é uma expressão?</text:h>
      <text:p text:style-name="Text_20_body">    Uma instrução que ao ser executada retorna um valor</text:p>
      <text:p text:style-name="Text_20_body">    Uma instrução que declara um comportamento</text:p>
      <text:p text:style-name="Text_20_body">    Uma instrução que grava um valor na memória</text:p>
      <text:p text:style-name="Text_20_body">Resposta correta</text:p>
      <text:p text:style-name="Text_20_body">Uma instrução que ao ser executada retorna um valor</text:p>
      <text:p text:style-name="Text_20_body">Pontuação : 1 / 1 </text:p>
      <text:h text:style-name="Heading_20_4" text:outline-level="4">Quais das opções é uma expressão?</text:h>
      <text:p text:style-name="Text_20_body">    1 + 1</text:p>
      <text:p text:style-name="Text_20_body">    if</text:p>
      <text:p text:style-name="Text_20_body">    for</text:p>
      <text:p text:style-name="Text_20_body">    while</text:p>
      <text:p text:style-name="Text_20_body">Resposta correta</text:p>
      <text:p text:style-name="Text_20_body">1 + 1</text:p>
      <text:p text:style-name="Text_20_body">Pontuação : 1 / 1 </text:p>
      <text:h text:style-name="Heading_20_4" text:outline-level="4">Quais das opções é um statement?</text:h>
      <text:p text:style-name="Text_20_body">    9 + 9 * 3 &gt;= 8 / 4 * 12</text:p>
      <text:p text:style-name="Text_20_body">    if</text:p>
      <text:p text:style-name="Text_20_body">    "Bruno"</text:p>
      <text:p text:style-name="Text_20_body">Resposta correta</text:p>
      <text:p text:style-name="Text_20_body">if</text:p>
      <text:p text:style-name="Text_20_body">Pontuação : 1 / 1 </text:p>
      <text:h text:style-name="Heading_20_4" text:outline-level="4">Qual das linhas está fazendo uma atribução?</text:h>
      <text:p text:style-name="Text_20_body">    if x == 3:</text:p>
      <text:p text:style-name="Text_20_body">    print("Bruno" * 10)</text:p>
      <text:p text:style-name="Text_20_body">    curso = "Python"</text:p>
      <text:p text:style-name="Text_20_body">Resposta correta</text:p>
      <text:p text:style-name="Text_20_body">curso = "Python"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23:41.270700679</meta:creation-date>
    <dc:date>2023-09-10T17:24:15.509629627</dc:date>
    <meta:editing-duration>PT34S</meta:editing-duration>
    <meta:editing-cycles>1</meta:editing-cycles>
    <meta:document-statistic meta:table-count="0" meta:image-count="0" meta:object-count="0" meta:page-count="1" meta:paragraph-count="29" meta:word-count="120" meta:character-count="620" meta:non-whitespace-character-count="473"/>
    <meta:generator>LibreOffice/7.3.7.2$Linux_X86_64 LibreOffice_project/30$Build-2</meta:generator>
  </office:meta>
</office:document-meta>
</file>